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1"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OpenSymbol" svg:font-family="Open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Header_20_right">
      <style:paragraph-properties fo:text-align="start" style:justify-single-word="false"/>
      <style:text-properties fo:font-size="6pt" style:font-size-asian="6pt" style:font-size-complex="6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cm" fo:text-indent="0cm" style:auto-text-indent="false"/>
    </style:style>
    <style:style style:name="P6" style:family="paragraph" style:parent-style-name="Signature">
      <style:paragraph-properties fo:margin-left="0cm" fo:margin-right="0cm" fo:text-indent="0cm" style:auto-text-indent="false"/>
    </style:style>
    <style:style style:name="P7" style:family="paragraph" style:parent-style-name="Signature">
      <style:paragraph-properties fo:margin-left="0cm" fo:margin-right="0cm" fo:text-indent="0cm" style:auto-text-indent="false" fo:break-before="auto" fo:break-after="auto"/>
    </style:style>
    <style:style style:name="P8" style:family="paragraph" style:parent-style-name="Date">
      <style:paragraph-properties fo:margin-left="0cm" fo:margin-right="0cm" fo:text-indent="0cm" style:auto-text-indent="false"/>
    </style:style>
    <style:style style:name="P9" style:family="paragraph" style:parent-style-name="Text_20_body" style:list-style-name="L1"/>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text-properties style:font-name="Thorndale1" fo:font-weight="normal" style:font-weight-asian="normal" style:font-weight-complex="normal"/>
    </style:style>
    <style:style style:name="P13" style:family="paragraph" style:parent-style-name="Subject">
      <style:text-properties style:text-underline-style="none"/>
    </style:style>
    <style:style style:name="P14" style:family="paragraph" style:parent-style-name="Date" style:master-page-name="First_20_Page">
      <style:paragraph-properties style:page-number="auto"/>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3" style:family="text">
      <style:text-properties style:text-position="super 58%"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Canada Border Services Agency</text:p>
          <text:p text:style-name="Standard">Recourse Directorate</text:p>
          <text:p text:style-name="Standard">1686 Woodward Drive</text:p>
          <text:p text:style-name="Standard">Ottawa ON <text:s/>K1A 0L8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3"/>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section>
          <text:p text:style-name="P4"/>
        </draw:text-box>
      </draw:frame>
      <text:p text:style-name="P14"/>
      <text:p text:style-name="P8"><text:date style:data-style-name="N37" text:date-value="2015-03-16T23:36:30.54">03/16/15</text:date></text:p>
      <text:section text:style-name="Sect1" text:name="Subject Line">
        <text:p text:style-name="P13">Subject: Request for a Ministerial Decision CS – 74472 / 4273-14-0724</text:p>
      </text:section>
      <text:p text:style-name="Opening">Mr. Gagnon,</text:p>
      <text:p text:style-name="Text_20_body">Thank you for your letter dated March 9, 2015. Based on the content of this letter, it appears you have not yet reviewed the documentation that has already been provided as part of this request for ministerial decision.</text:p>
      <text:p text:style-name="Text_20_body"/>
      <text:p text:style-name="Standard"><text:span text:style-name="T5">You quoted the PCMLTFR's definition of “cash”, but you (or the Legal Services Unit) made an important reading error. The correct phrase is “intended for circulation </text:span><text:span text:style-name="T4">in Canada”</text:span><text:span text:style-name="T5">, followed by “</text:span><text:span text:style-name="T4">or</text:span><text:span text:style-name="T5"> coins or bank notes of countries other than Canada”. In plain English, “cash”, according to PCMLTFR is:</text:span></text:p>
      <text:list xml:id="list6995972319240932035" text:style-name="L1">
        <text:list-item>
          <text:p text:style-name="P9"><text:span text:style-name="T5">Canadian coins and notes that are intended for circulation in Canada </text:span><text:span text:style-name="T4">or,</text:span></text:p>
        </text:list-item>
        <text:list-item>
          <text:p text:style-name="P11">other countries' coins and notes.</text:p>
        </text:list-item>
      </text:list>
      <text:p text:style-name="Text_20_body"><text:span text:style-name="T5">Ie, the “intended for circulation in Canada” part applies only to currency issued under the authority of the Currency Act (ie, Canadian currency), while the “</text:span><text:span text:style-name="T4">or</text:span><text:span text:style-name="T5"> coins or bank notes of countries other than Canada” part, which you omitted, applies to my coins.</text:span></text:p>
      <text:p text:style-name="Text_20_body">Your error is that you shortened the phrase to “intended for circulation” and completely ignored the second half of the definition which deals with foreign currency. Due to this error, the rest of your argument is nonsensical, as you imply that there exist foreign coins that are indeed “intended for circulation” (in Canada, as the PCMLTFR full definition provides). Surely you can see the fallacy in your interpretation, as other countries cannot issue currency for circulation in Canada, The other fallacy of your interpretation, is that no foreign currency is “cash”, as it is not intended for circulation (in Canada, as the full definition provides). I do not believe it can be concluded that Parliament's intent is to only subject Canadian currency to the PCMLTFA, and treat all other currencies as “goods”, though this is what you effectively claim.</text:p>
      <text:p text:style-name="Text_20_body"/>
      <text:p text:style-name="Text_20_body">Please review the documentation I have already submitted. It unambiguously shows that my coins are US legal tender (ie, intended for circulation in the US, and also, “coins of countries other than Canada”, and therefore “cash” per PCMLTFR).</text:p>
      <text:p text:style-name="Text_20_body">Specifically I would like to call your attention to the first clarification letter I submitted on November 6, 2014:</text:p>
      <text:p text:style-name="Text_20_body"/>
      <text:p text:style-name="Text_20_body"><text:soft-page-break/>In paragraph 2, I provided the reference to U.S. Public Law 109-145 (a.k.a “Presidential $1 Coin Act of 2005”), which amends US Code Title 31 (the equivalent to Canada's Currency Act), to add the American Gold Buffalo coins to the list of US <text:span text:style-name="T4">legal tender</text:span> currency. Is this not a satisfactory proof that the U.S. government issued the American Gold Buffalo coins and that they are “intended for circulation” (in the United States)?</text:p>
      <text:p text:style-name="Text_20_body"/>
      <text:p text:style-name="Text_20_body">In paragraph 3, I provided the reference to U.S. Code Title 31 section that explicitly declares the US Silver Eagles to also be <text:span text:style-name="T4">legal tender</text:span><text:span text:style-name="T5">, and thus intended for circulation in the U.S.</text:span></text:p>
      <text:p text:style-name="P10"/>
      <text:p text:style-name="Text_20_body"><text:span text:style-name="T5">In my letter dated January 20, 2015, I have included the exact text of the paragraphs I referenced on November 6</text:span><text:span text:style-name="T3">th</text:span><text:span text:style-name="T5">, 2014, though you can find the same text from other authoritative sources.</text:span></text:p>
      <text:p text:style-name="P10"/>
      <text:p text:style-name="P10">Note that section 5103 of U.S. Code Title 31 further specifies the meaning of legal tender, so as to leave no ambiguity; “United States coins and currency are legal tender for all debts, public charges, taxes and dues”. Section 5112 subsection h also specifies that even numismatic coins issued under Title 31 are legal tender. My coins are bullion, not numismatic, however even if they were the proof/numismatic versions, they would still be currency.</text:p>
      <text:p text:style-name="P10"/>
      <text:p text:style-name="P10">Your statement “the information available suggests that the foreign coins were not intended for circulation” is incorrect. The information I have submitted (US Title 31 with references to the relevant paragraphs), proves that my coins are explicitly intended for circulation, and are issues as currency of the United States. This is not merely a suggestion, but an authoritative statement from the U.S. Government.</text:p>
      <text:p text:style-name="P12"/>
      <text:p text:style-name="P5"><text:user-field-get text:name="Greeting">Sincerely</text:user-field-get></text:p>
      <text:p text:style-name="P6"><text:sender-firstname>Radu</text:sender-firstname> <text:sender-lastname>Hociung</text:sender-lastname></text:p>
      <text:p text:style-name="P7"><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OpenSymbol" svg:font-family="Open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5"><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2</text:page-number>/<text:page-count>2</text:page-count></text:p>
      </style:header>
      <style:footer>
        <text:p text:style-name="Footer"/>
        <text:p text:style-name="MP1"><text:page-number style:num-format="1"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2</meta:editing-cycles>
    <meta:editing-duration>PT6H25M40S</meta:editing-duration>
    <dc:title>Letter to Lawyer</dc:title>
    <meta:initial-creator>Radu Hociung</meta:initial-creator>
    <dc:date>2015-03-16T23:36:30.48</dc:date>
    <dc:creator>Radu Hociung</dc:creator>
    <meta:printed-by>Radu Hociung</meta:printed-by>
    <meta:print-date>2015-03-16T22:26:05.78</meta:print-date>
    <meta:document-statistic meta:table-count="0" meta:image-count="2" meta:object-count="0" meta:page-count="2" meta:paragraph-count="32" meta:word-count="681" meta:character-count="4161"/>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